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718cm" style:rel-column-width="13853*"/>
    </style:style>
    <style:style style:name="Tabla1.B" style:family="table-column">
      <style:table-column-properties style:column-width="7.1cm" style:rel-column-width="26451*"/>
    </style:style>
    <style:style style:name="Tabla1.C" style:family="table-column">
      <style:table-column-properties style:column-width="6.772cm" style:rel-column-width="2523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<text:text-input text:description="LabelName">LabelName</text:text-input></text:span><text:span text:style-name="T1">:</text:span> <text:text-input text:description="Name">Name</text:text-input><text:line-break/><text:span text:style-name="T1"><text:text-input text:description="LabelDescription">LabelDescription</text:text-input></text:span><text:span text:style-name="T1">:</text:span> <text:text-input text:description="Description">Description</text:text-input><text:line-break/><text:span text:style-name="T1"><text:text-input text:description="LabelHelp">LabelHelp</text:text-input></text:span><text:span text:style-name="T1">:</text:span> <text:text-input text:description="Help">Help</text:text-input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<text:text-input text:description="LabelParameterName">LabelParameterName</text:text-input></text:p>
          </table:table-cell>
          <table:table-cell table:style-name="Tabla1.A1" office:value-type="string">
            <text:p text:style-name="P2"><text:text-input text:description="LabelParameterDescription">LabelParameterDescription</text:text-input></text:p>
          </table:table-cell>
          <table:table-cell table:style-name="Tabla1.C1" office:value-type="string">
            <text:p text:style-name="P2"><text:text-input text:description="LabelParameterHelp">LabelParameterHelp</text:text-input></text:p>
          </table:table-cell>
        </table:table-row>
        <table:table-row>
          <table:table-cell table:style-name="Tabla1.A2" office:value-type="string">
            <text:p text:style-name="Table_20_Contents"><text:text-input text:description="parameters.get(&quot;ParameterName&quot;)">ParameterName</text:text-input><text:script script:language="JODScript">&lt;forEach  items="parameters" var="parameters" element="table-row"/&gt;</text:script></text:p>
          </table:table-cell>
          <table:table-cell table:style-name="Tabla1.A2" office:value-type="string">
            <text:p text:style-name="Table_20_Contents"><text:text-input text:description="parameters.get(&quot;ParameterDescription&quot;)">ParameterDescription</text:text-input></text:p>
          </table:table-cell>
          <table:table-cell table:style-name="Tabla1.C2" office:value-type="string">
            <text:p text:style-name="Table_20_Contents"><text:text-input text:description="parameters.get(&quot;ParameterHelp&quot;)">ParameterHelp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5:24:29</meta:creation-date>
    <dc:date>2014-05-11T17:22:45</dc:date>
    <dc:creator>carlos </dc:creator>
    <meta:editing-duration>PT1M3S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1" meta:paragraph-count="7" meta:word-count="12" meta:character-count="169" meta:non-whitespace-character-count="163"/>
  </office:meta>
</office:document-meta>
</file>